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d64a0"/>
    </style:style>
    <style:style style:name="P2"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47_1072782762"/>Hollywood projetou Cuba<text:line-break/>como ‘estado policialesco’ para gays<text:bookmark-end text:name="__RefHeading___Toc4547_1072782762"/></text:h>
      <text:p text:style-name="First_20_line_20_indent">Hollywood intensificou as acusações(insinuações?) de que Cuba era uma "colônia penal” para homens homossexuais com o lançamento do filme “Before Night Falls” ("Antes do Anoitecer" no Brasil) em agosto de 2000.</text:p>
      <text:p text:style-name="First_20_line_20_indent">O filme foi baseado em um diário do falecido escritor homossexual anticomunista cubano Reinaldo Arenas, que emigrou para os Estados Unidos em 1980.  Uma década depois, Arenas cometeu suicídio em um apartamento em ruínas em Hell's Kitchen, em Manhattan, a capital do capital. Sem recursos financeiros e morrendo em decorrência da AIDS, ele não tinha plano de saúde e não podia arcar com os altos custos do tratamento médico - direitos gozados por todos os cubanos durante a revolução em sua terra natal.</text:p>
      <text:p text:style-name="First_20_line_20_indent">Desde os primeiros dias da revolução de 1959, a CIA vinha se esforçando para encontrar queixas sobre a revolução - reais, fabricadas ou exageradas.</text:p>
      <text:p text:style-name="First_20_line_20_indent">“Antes do Anoitecer” foi o ápice dessa campanha de propaganda, em virtude de ter o maior capital investido em sua produção, seu elenco e rede de distribuição; a publicidade gerada para seu lançamento; e os reconhecimentos e prêmios que lhe deram o caráter de "verdade". Trechos intercalados de imagens de arquivo reais dos primeiros dias da revolução e trechos de noticiários dos discursos de Fidel Castro visam dar ao filme a aparência de autenticidade histórica.</text:p>
      <text:p text:style-name="P1">No início do filme, as câmeras percorrem o que na verdade é a zona rural do México, como pano de fundo para a infância de Arenas em Cuba. A realidade da escravidão nas plantações agrícolas não é vista em lugar algum (no México?). Em vez disso, a narração relata que a infância do autor foi " maravilhosa", acrescentando que "foi absoluta pobreza, mas também absoluta liberdade … .”</text:p>
      <text:p text:style-name="P1">Projetado nas telas de cinema, "Antes do Anoitecer" tornou-se uma continuação da era imperialista de "E o Vento Levou".”</text:p>
      <text:p text:style-name="First_20_line_20_indent">Em ambos os filmes de propaganda reacionária, épocas passadas de escravidão supremacista branca de plantações (estranho) - que acorrentavam povos africanos e indígenas - são nostalgicamente revividas, "revisadas" (ressignificadas?) e romantizadas. Em ambos os filmes, os exércitos que quebram as algemas da escravidão para obter lucro (é isso mesmo???)são considerados os vilões.</text:p>
      <text:h text:style-name="Heading_20_2" text:outline-level="2">Pré-revolução: exploração, não liberdade (estranho)</text:h>
      <text:p text:style-name="First_20_line_20_indent">Os espectadores de "Antes do Anoitecer" ficam com a impressão geral de que o regime de Batista, apoiado pelos EUA, na verdade oferecia mais "liberdade".</text:p>
      <text:p text:style-name="First_20_line_20_indent">Em uma crítica cinematográfica de outubro de 2001 sobre "Antes do Anoitecer", intitulada "Gays em Cuba, da Escola de Falsificação Hollywood", Leonardo Hechavarría e Marcel Hatch discutiram essa ficção.</text:p>
      <text:p text:style-name="First_20_line_20_indent">A biografia de Hechavarría o descreve como cidadão cubano, tradutor e intérprete, e afirma que "ele é um defensor entusiasta da Revolução e trabalha para aumentar a aceitação de lésbicas e gays em sua terra natal". Marcel Hatch é identificado como tipógrafo, "um veterano ativista dos direitos dos homossexuais e defensor de Cuba".”</text:p>
      <text:p text:style-name="First_20_line_20_indent">Hechavarría e Hatch escreveram: "Antes da Revolução de 1959, a vida de lésbicas e gays era de extremo isolamento e repressão, imposta pela lei civil, reforçada pelo dogma católico. As atitudes do patriarcado tornaram as lésbicas invisíveis. Se descobertas, muitas vezes sofriam abusos sexuais, eram humilhadas pela comunidade e perdiam seus empregos.</text:p>
      <text:p text:style-name="First_20_line_20_indent">“O submundo gay masculino de Havana - cerca de 200 mil pessoas - era um purgatório de prostituição para turistas americanos, servidão doméstica e ameaças constantes de violência e chantagem. O armário era a imagem operacional. A sobrevivência muitas vezes significava envolver-se em um casamento heterossexual de fachada ou ser banido para a favela gay.”</text:p>
      <text:p text:style-name="First_20_line_20_indent">Para mais análises de "Antes do Anoitecer", consulte também "The Sexual Politics of Reinaldo Arenas: Fact, Fiction and the Real Record of the Cuban Revolution" (em inglês), de Jon Hillson, em www.blythe.org.</text:p>
      <text:p text:style-name="First_20_line_20_indent">Arguelles e Rich fizeram a seguinte observação sobre a vida da força de trabalho urbana homossexual/transgênero na Cuba pré-revolucionária: "Se as sanções legais e o assédio oficial eram raros, essa tolerância se devia menos à aceitação social do que a considerações prioritárias de lucro e aos interesses econômicos do submundo que dominava o aparato político cubano.”</text:p>
      <text:p text:style-name="First_20_line_20_indent">Mas a miséria da escravidão sexual urbana em bordéis, cassinos, trabalho doméstico e redes de tráfico de drogas em momento algum é vista em "Antes do Anoitecer". Tampouco o aparato da polícia, dos agentes secretos e do exército da ditadura de Batista.</text:p>
      <text:h text:style-name="Heading_20_2" text:outline-level="2">Estado dos trabalhadores, não Estado dos patrões</text:h>
      <text:p text:style-name="First_20_line_20_indent">“Antes do Anoitecer” é o blockbuster das acusações propagandísticas de que a Revolução Cubana conduziu a um "estado policial", semelhante à Alemanha nazi-fascista e à sangrenta contrarrevolução de 1973 no Chile.</text:p>
      <text:p text:style-name="First_20_line_20_indent">Essas difamações confundiram propositalmente a diferença entre um estado de trabalhadores e um estado de patrões. Compreender o caráter classista do Estado trabalhador cubano é muito importante para aqueles que buscam sua própria libertação hoje.</text:p>
      <text:p text:style-name="First_20_line_20_indent">Cuba era um Estado operário recém-desenvolvido — que teve que lutar literalmente contra o ataque militar aberto e encoberto e o estrangulamento econômico pelo imperialismo dos EUA. Ao mesmo tempo, a revolução teve de combater o legado da doutrinação racista, sexista e anti-homossexual/transgênero do colonialismo patriarcal, do capitalismo e do imperialismo.</text:p>
      <text:p text:style-name="First_20_line_20_indent">Em contrapartida, as máquinas estatais das classes exploradoras - e as hierarquias da igreja que as servem - sempre se apoiaram no terror repressivo, aprofundando e fortalecendo a homofobia e a transfobia, a fim de conquistar e governar.</text:p>
      <text:p text:style-name="First_20_line_20_indent">Por exemplo, o estado colonial espanhol em Cuba escravizou a população indígena da ilha, castrou aqueles que considerava "sodomitas" e os forçou a comer seus próprios testículos cobertos de sujeira (Iznada). (apagar: pertence à linha anterior)</text:p>
      <text:p text:style-name="First_20_line_20_indent">Para salvar o capitalismo alemão, uma ala de industriais e banqueiros financiou os fascistas que forçaram dezenas de milhares de gays e lésbicas a usar o triângulo rosa em campos de trabalho escravo e de extermínio.</text:p>
      <text:p text:style-name="P1">Víctor Hugo Robles escreveu sobre o Chile - onde a massa de trabalhadores e camponeses não estava armada contra a contrarrevolução apoiada pela CIA em 1973 - que "talvez os mais esquecidos sejam os muitos travestis que foram executados nos dias imediatamente após o golpe". ("O Movimento de Liberação Homossexual no Chile")</text:p>
      <text:p text:style-name="P1">Nos Estados Unidos imperialistas, a homossexualidade e a variação de sexo/gênero foram tão cruelmente criminalizadas e punidas pela repressão estatal que surgiu um movimento político de massa para resistir a isso. Apesar da luta generalizada, o amor entre pessoas do mesmo sexo permaneceu ilegal nos Estados Unidos até 2003. Atualmente, em 2007, estima-se que pelo menos 65% das mulheres trans e 29% dos homens trans tenham sido presos em algum momento de suas vidas nos Estados Unidos. (Resistência Crítica)</text:p>
      <text:p text:style-name="First_20_line_20_indent">E hoje é o imperialismo dos EUA que criou campos de concentração — de Abu Ghraib a Guantánamo — onde o estupro e humilhação anti-gay e anti-trans são incorporados na ciência da tortura.</text:p>
      <text:h text:style-name="Heading_20_2" text:outline-level="2">O Estado dos ex-escravos</text:h>
      <text:p text:style-name="First_20_line_20_indent">O Estado trabalhador cubano, assim como os exércitos de Bolívar e Toussaint L'Ouverture, é uma luta de libertação armada dos oprimidos contra a força de Golias do Estado opressor.</text:p>
      <text:p text:style-name="First_20_line_20_indent">Estima-se que 20 mil cubanos morreram em dois anos de luta contra a ditadura de Batista, apoiada pelos Estados Unidos, enfrentando bombas, aviões e artilharia. A revolução desarmou o exército e as redes de polícia secreta do regime de Batista.</text:p>
      <text:p text:style-name="First_20_line_20_indent">Entretanto, o simples desmantelamento do aparato de ditadura dos patrões não criou um novo mecanismo para defender a ilha da contrarrevolução e da invasão. O imperialismo logo apertou o nó de uma forca econômica em torno da ilha, e seu Pentágono era uma ameaça constante.</text:p>
      <text:p text:style-name="First_20_line_20_indent">Um novo estado teve de ser construído, do zero. Foi necessária uma mobilização em massa da população para defender as conquistas da revolução. As Milícias Revolucionárias Nacionais e os Comitês de Defesa da Revolução organizaram toda a população em uma rede contra os subterfúgios e sabotagens organizados pela CIA.</text:p>
      <text:p text:style-name="First_20_line_20_indent">Essa vigilância de quarteirão em quarteirão, combinada com o preconceito antigo e profundo contra relações entre pessoas do mesmo sexo, tornou a vida desconfortável para alguns homossexuais cubanos do sexo masculino. Embora tenham experimentado extremo isolamento e alienação na indústria da exploração sexual, também encontraram refúgio no anonimato urbano e em cassinos, bares e outros locais de encontro privados.</text:p>
      <text:p text:style-name="First_20_line_20_indent">Entretanto, ao contrário do que foi retratado em "Antes do Anoitecer", o Estado operário cubano não era um aparato repressivo. Rather, it had the task of defending 11 million Cubans from re-enslavement by U.S. finance capital. A Revolução Cubana não poderia ter sobrevivido um dia, muito menos meio século, sem organizar e mobilizar a população para defender sua independência diante do imperialismo.</text:p>
      <text:p text:style-name="First_20_line_20_indent">Os Comitês de Defesa da Revolução e as milícias populares cubanas - que armaram milhões de mulheres e homens - são a força protetora de uma população anteriormente escravizada contra antigos proprietários de plantações, banqueiros, industriais e chefes de sindicatos enfurecidos.</text:p>
      <text:p text:style-name="First_20_line_20_indent">O armamento da população cubana de trabalhadores - rurais e urbanos - possibilitou a derrota da invasão em Playa Girón (Baía dos Porcos). At the same time, this defense allowed the revolution to boot out the U.S. sugar plantation owners and give the land back to those who tilled it. It allowed the revolution to oust U.S. industrialists and bankers, and crime syndicate bosses who ran the lucrative brothel, gambling and drug networks. A revolução começou a desconstruir os sistemas patriarcais e de supremacia branca que não haviam permitido que os cubanos de ascendência africana pisassem nas praias, e que haviam mantido as mulheres em posição de servidão.</text:p>
      <text:p text:style-name="First_20_line_20_indent">Esse era um estado de trabalhadores.</text:p>
      <text:h text:style-name="Heading_20_2" text:outline-level="2">'Conteste esse mito com fatos'</text:h>
      <text:p text:style-name="First_20_line_20_indent">Pedindo o fim do bloqueio de Hollywood a Cuba, Hechavarría e Hatch enfatizaram sobre "Antes do Anoitecer": "Em uma reviravolta cinematográfica queer, ele apaga as conquistas dos trabalhadores cubanos, das mulheres, das pessoas de cor e, de fato, dos gays, que fizeram avanços estupendos desde 1959.</text:p>
      <text:p text:style-name="First_20_line_20_indent">“O fim da fome, da falta de moradia, do analfabetismo, da alta mortalidade infantil e da dominação estrangeira na ilha são, obviamente, inegáveis - todos frutos da Revolução.”</text:p>
      <text:p text:style-name="P1">Após a revolução, "os avanços para as mulheres em geral foram naturalmente estendidos às lésbicas, e muitas delas se tornaram as mais fervorosas defensoras da revolução. Por outro lado, uma minoria significativa de homens gays deixou Cuba. Alguns se juntaram aos expatriados contrarrevolucionários em Miami ou foram chantageados para que o fizessem. Ironicamente, os EUA, que estavam ocupados com a expulsão e a prisão de seus homossexuais durante o período McCarthy, acolheram os gays cubanos como parte de sua campanha geral para desestabilizar a ilha."(Hatch)</text:p>
      <text:p text:style-name="P1">Hechavarría e Hatch acrescentaram: “Foi o destino inspirado por Clinton/Bush [Sr.] que um melodrama anti-Cuba com tema gay fosse lançado. O mito persistente, promulgado principalmente por cubano-americanos de direita (a maioria dos quais é hiper-homofóbica), de que a homossexualidade é ilegal em Cuba, de que gays e lésbicas são banidos do Partido Comunista e de que são selvagens e jogados na cadeia, é pura mentira.”</text:p>
      <text:p text:style-name="First_20_line_20_indent">Hechavarría e Hatch afirmaram categoricamente: "Não conhecemos nenhum cubano, a favor ou contra seu governo, que tenha achado o filme digno de credibilidade. Tampouco os ativistas gays inteligentes. "Essa falsidade política", concluíram, "é amplamente difundida entre os céticos liberais e dentro da comunidade queer [nos EUA]. É para esse público que o filme foi direcionado. É necessário que os apoiadores de Cuba contestem esse mito com fatos.</text:p>
      <text:p text:style-name="First_20_line_20_indent"/>
      <text:p text:style-name="P2">HOMOSSEXUALIDADE E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ollywood projetou Cuba como sendo um "estado policialesco" para gays</dc:title>
    <dc:date>2023-04-18T14:06:44.062783183</dc:date>
    <dc:creator>Daniel Garcia</dc:creator>
    <meta:editing-duration>P0D</meta:editing-duration>
    <meta:editing-cycles>1</meta:editing-cycles>
    <meta:document-statistic meta:table-count="0" meta:image-count="0" meta:object-count="0" meta:paragraph-count="44" meta:word-count="1681" meta:character-count="10998" meta:non-whitespace-character-count="9340"/>
    <meta:generator>LibreOffice/7.5.1.2$Linux_X86_64 LibreOffice_project/50$Build-2</meta:generator>
    <meta:template xlink:type="simple" xlink:actuate="onRequest" xlink:title="" xlink:href="../cubabook.odm" meta:date="2023-04-18T14:08:43.635714652"/>
  </office:meta>
</office:document-meta>
</file>